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9" table:default-cell-style-name="Default"/>
        <table:table-column table:style-name="co1" table:default-cell-style-name="ce6"/>
        <table:table-column table:style-name="co1" table:number-columns-repeated="1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1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2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3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4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7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9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1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4.wav</text:p>
          </table:table-cell>
          <table:covered-table-cell/>
          <table:table-cell office:value-type="string" calcext:value-type="string">
            <text:p>Markers</text:p>
          </table:table-cell>
          <table:table-cell/>
          <table:table-cell table:style-name="ce5" office:value-type="string" calcext:value-type="string" table:number-columns-spanned="2" table:number-rows-spanned="1">
            <text:p>training_angry_5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2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4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4(2)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5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5(2)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6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7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8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9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0(2)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2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4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5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7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8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9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7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72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7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74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76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77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78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2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4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5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6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8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9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95.wav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usic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usic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ilence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ilence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ilence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ilence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ilence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usic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usic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e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e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e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e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usic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ilence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ilence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ilence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ilence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ilence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usic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ilence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ilence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ilence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ilence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enc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enc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ilence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ilence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ilence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lenc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lenc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ilence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ilence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ilence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enc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enc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enc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ilence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ilence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ilence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ilence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lenc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lenc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ilence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ilence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ilence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lence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lence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enc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enc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enc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Silence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Silence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lenc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lenc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Silence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Silence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lenc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lenc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lenc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Beep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ep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Beep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ep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Beep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ep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enc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enc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enc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enc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Silence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Silence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Silence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lenc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lenc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lenc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Silence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Silence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lenc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lenc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Beep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lence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Silence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lence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lence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lence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Silence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Silence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Silence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Silence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lence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lence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lence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lence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Silence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Silence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Silence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Silence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lence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lence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lence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Silence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Silence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lence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lence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lence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Silence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Silence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Silence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lence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lence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lence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Silence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Silence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Silence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Silence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Silence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lence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lence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Silence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Silence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ilence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Silence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lence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lence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Silence</text:p>
          </table:table-cell>
          <table:table-cell table:number-columns-repeated="12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Silence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ence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ence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Silence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ilence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Silence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Silence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ilence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Silence</text:p>
          </table:table-cell>
          <table:table-cell table:number-columns-repeated="9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utral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Neutral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utral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Neutral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9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3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3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3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2">
          <table:table-cell table:style-name="ce2"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3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ilence</text:p>
          </table:table-cell>
          <table:table-cell table:number-columns-repeated="3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Silence</text:p>
          </table:table-cell>
          <table:table-cell table:number-columns-repeated="3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ilence</text:p>
          </table:table-cell>
          <table:table-cell table:number-columns-repeated="3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Silence</text:p>
          </table:table-cell>
          <table:table-cell table:number-columns-repeated="3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lence</text:p>
          </table:table-cell>
          <table:table-cell table:number-columns-repeated="3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Hybrid</text:p>
          </table:table-cell>
          <table:table-cell table:number-columns-repeated="3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brid</text:p>
          </table:table-cell>
          <table:table-cell table:number-columns-repeated="39"/>
        </table:table-row>
        <table:table-row table:style-name="ro2">
          <table:table-cell table:style-name="ce2"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Hybrid</text:p>
          </table:table-cell>
          <table:table-cell table:number-columns-repeated="3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9"/>
        </table:table-row>
        <table:table-row table:style-name="ro2">
          <table:table-cell table:style-name="ce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9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lence</text:p>
          </table:table-cell>
          <table:table-cell table:number-columns-repeated="39"/>
        </table:table-row>
        <table:table-row table:style-name="ro2">
          <table:table-cell table:style-name="ce2"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Silence</text:p>
          </table:table-cell>
          <table:table-cell table:number-columns-repeated="3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ilence</text:p>
          </table:table-cell>
          <table:table-cell table:number-columns-repeated="39"/>
        </table:table-row>
        <table:table-row table:style-name="ro2">
          <table:table-cell table:style-name="ce2"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Silence</text:p>
          </table:table-cell>
          <table:table-cell table:number-columns-repeated="39"/>
        </table:table-row>
        <table:table-row table:style-name="ro2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lence</text:p>
          </table:table-cell>
          <table:table-cell table:number-columns-repeated="39"/>
        </table:table-row>
        <table:table-row table:style-name="ro2">
          <table:table-cell table:number-columns-repeated="9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Silence</text:p>
          </table:table-cell>
          <table:table-cell table:number-columns-repeated="39"/>
        </table:table-row>
        <table:table-row table:style-name="ro2"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ilence</text:p>
          </table:table-cell>
          <table:table-cell table:number-columns-repeated="39"/>
        </table:table-row>
        <table:table-row table:style-name="ro2">
          <table:table-cell table:number-columns-repeated="9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Silence</text:p>
          </table:table-cell>
          <table:table-cell table:number-columns-repeated="39"/>
        </table:table-row>
        <table:table-row table:style-name="ro2"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Silence</text:p>
          </table:table-cell>
          <table:table-cell table:number-columns-repeated="48"/>
        </table:table-row>
        <table:table-row table:style-name="ro2">
          <table:table-cell table:number-columns-repeated="9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2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2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2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ilence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Silence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3.5" calcext:value-type="float">
            <text:p>133.5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3.5" calcext:value-type="float">
            <text:p>133.5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4.5" calcext:value-type="float">
            <text:p>134.5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4.5" calcext:value-type="float">
            <text:p>134.5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5.5" calcext:value-type="float">
            <text:p>135.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5.5" calcext:value-type="float">
            <text:p>135.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6.5" calcext:value-type="float">
            <text:p>136.5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6.5" calcext:value-type="float">
            <text:p>136.5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7.5" calcext:value-type="float">
            <text:p>137.5</text:p>
          </table:table-cell>
          <table:table-cell office:value-type="float" office:value="139.5" calcext:value-type="float">
            <text:p>139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7.5" calcext:value-type="float">
            <text:p>137.5</text:p>
          </table:table-cell>
          <table:table-cell office:value-type="float" office:value="139.5" calcext:value-type="float">
            <text:p>139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8.5" calcext:value-type="float">
            <text:p>138.5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8.5" calcext:value-type="float">
            <text:p>138.5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39.5" calcext:value-type="float">
            <text:p>139.5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9.5" calcext:value-type="float">
            <text:p>139.5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0.5" calcext:value-type="float">
            <text:p>140.5</text:p>
          </table:table-cell>
          <table:table-cell office:value-type="float" office:value="142.5" calcext:value-type="float">
            <text:p>142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0.5" calcext:value-type="float">
            <text:p>140.5</text:p>
          </table:table-cell>
          <table:table-cell office:value-type="float" office:value="142.5" calcext:value-type="float">
            <text:p>142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1.5" calcext:value-type="float">
            <text:p>141.5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1.5" calcext:value-type="float">
            <text:p>141.5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2.5" calcext:value-type="float">
            <text:p>142.5</text:p>
          </table:table-cell>
          <table:table-cell office:value-type="float" office:value="144.5" calcext:value-type="float">
            <text:p>144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2.5" calcext:value-type="float">
            <text:p>142.5</text:p>
          </table:table-cell>
          <table:table-cell office:value-type="float" office:value="144.5" calcext:value-type="float">
            <text:p>144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3.5" calcext:value-type="float">
            <text:p>143.5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3.5" calcext:value-type="float">
            <text:p>143.5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4.5" calcext:value-type="float">
            <text:p>144.5</text:p>
          </table:table-cell>
          <table:table-cell office:value-type="float" office:value="146.5" calcext:value-type="float">
            <text:p>146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44.5" calcext:value-type="float">
            <text:p>144.5</text:p>
          </table:table-cell>
          <table:table-cell office:value-type="float" office:value="146.5" calcext:value-type="float">
            <text:p>146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5.5" calcext:value-type="float">
            <text:p>145.5</text:p>
          </table:table-cell>
          <table:table-cell office:value-type="float" office:value="147.5" calcext:value-type="float">
            <text:p>147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45.5" calcext:value-type="float">
            <text:p>145.5</text:p>
          </table:table-cell>
          <table:table-cell office:value-type="float" office:value="147.5" calcext:value-type="float">
            <text:p>147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6.5" calcext:value-type="float">
            <text:p>146.5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6.5" calcext:value-type="float">
            <text:p>146.5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7.5" calcext:value-type="float">
            <text:p>147.5</text:p>
          </table:table-cell>
          <table:table-cell office:value-type="float" office:value="149.5" calcext:value-type="float">
            <text:p>149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7.5" calcext:value-type="float">
            <text:p>147.5</text:p>
          </table:table-cell>
          <table:table-cell office:value-type="float" office:value="149.5" calcext:value-type="float">
            <text:p>149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8.5" calcext:value-type="float">
            <text:p>148.5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8.5" calcext:value-type="float">
            <text:p>148.5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49.5" calcext:value-type="float">
            <text:p>149.5</text:p>
          </table:table-cell>
          <table:table-cell office:value-type="float" office:value="151.5" calcext:value-type="float">
            <text:p>151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9.5" calcext:value-type="float">
            <text:p>149.5</text:p>
          </table:table-cell>
          <table:table-cell office:value-type="float" office:value="151.5" calcext:value-type="float">
            <text:p>151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0.5" calcext:value-type="float">
            <text:p>150.5</text:p>
          </table:table-cell>
          <table:table-cell office:value-type="float" office:value="152.5" calcext:value-type="float">
            <text:p>152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0.5" calcext:value-type="float">
            <text:p>150.5</text:p>
          </table:table-cell>
          <table:table-cell office:value-type="float" office:value="152.5" calcext:value-type="float">
            <text:p>152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1.5" calcext:value-type="float">
            <text:p>151.5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1.5" calcext:value-type="float">
            <text:p>151.5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2.5" calcext:value-type="float">
            <text:p>152.5</text:p>
          </table:table-cell>
          <table:table-cell office:value-type="float" office:value="154.5" calcext:value-type="float">
            <text:p>154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52.5" calcext:value-type="float">
            <text:p>152.5</text:p>
          </table:table-cell>
          <table:table-cell office:value-type="float" office:value="154.5" calcext:value-type="float">
            <text:p>154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3.5" calcext:value-type="float">
            <text:p>153.5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53.5" calcext:value-type="float">
            <text:p>153.5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4.5" calcext:value-type="float">
            <text:p>154.5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4.5" calcext:value-type="float">
            <text:p>154.5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5.5" calcext:value-type="float">
            <text:p>155.5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5.5" calcext:value-type="float">
            <text:p>155.5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6.5" calcext:value-type="float">
            <text:p>156.5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6.5" calcext:value-type="float">
            <text:p>156.5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7.5" calcext:value-type="float">
            <text:p>157.5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57.5" calcext:value-type="float">
            <text:p>157.5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8.5" calcext:value-type="float">
            <text:p>158.5</text:p>
          </table:table-cell>
          <table:table-cell office:value-type="float" office:value="160.5" calcext:value-type="float">
            <text:p>160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8.5" calcext:value-type="float">
            <text:p>158.5</text:p>
          </table:table-cell>
          <table:table-cell office:value-type="float" office:value="160.5" calcext:value-type="float">
            <text:p>160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59.5" calcext:value-type="float">
            <text:p>159.5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9.5" calcext:value-type="float">
            <text:p>159.5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0.5" calcext:value-type="float">
            <text:p>160.5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0.5" calcext:value-type="float">
            <text:p>160.5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1.5" calcext:value-type="float">
            <text:p>161.5</text:p>
          </table:table-cell>
          <table:table-cell office:value-type="float" office:value="163.5" calcext:value-type="float">
            <text:p>163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1.5" calcext:value-type="float">
            <text:p>161.5</text:p>
          </table:table-cell>
          <table:table-cell office:value-type="float" office:value="163.5" calcext:value-type="float">
            <text:p>163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2.5" calcext:value-type="float">
            <text:p>162.5</text:p>
          </table:table-cell>
          <table:table-cell office:value-type="float" office:value="164.5" calcext:value-type="float">
            <text:p>164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2.5" calcext:value-type="float">
            <text:p>162.5</text:p>
          </table:table-cell>
          <table:table-cell office:value-type="float" office:value="164.5" calcext:value-type="float">
            <text:p>164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3.5" calcext:value-type="float">
            <text:p>163.5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3.5" calcext:value-type="float">
            <text:p>163.5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4.5" calcext:value-type="float">
            <text:p>164.5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4.5" calcext:value-type="float">
            <text:p>164.5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5.5" calcext:value-type="float">
            <text:p>165.5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5.5" calcext:value-type="float">
            <text:p>165.5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6.5" calcext:value-type="float">
            <text:p>166.5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6.5" calcext:value-type="float">
            <text:p>166.5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7.5" calcext:value-type="float">
            <text:p>167.5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7.5" calcext:value-type="float">
            <text:p>167.5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8.5" calcext:value-type="float">
            <text:p>168.5</text:p>
          </table:table-cell>
          <table:table-cell office:value-type="float" office:value="170.5" calcext:value-type="float">
            <text:p>170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8.5" calcext:value-type="float">
            <text:p>168.5</text:p>
          </table:table-cell>
          <table:table-cell office:value-type="float" office:value="170.5" calcext:value-type="float">
            <text:p>170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69.5" calcext:value-type="float">
            <text:p>169.5</text:p>
          </table:table-cell>
          <table:table-cell office:value-type="float" office:value="171.5" calcext:value-type="float">
            <text:p>171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9.5" calcext:value-type="float">
            <text:p>169.5</text:p>
          </table:table-cell>
          <table:table-cell office:value-type="float" office:value="171.5" calcext:value-type="float">
            <text:p>171.5</text:p>
          </table:table-cell>
          <table:table-cell office:value-type="string" calcext:value-type="string">
            <text:p>Angry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0.5" calcext:value-type="float">
            <text:p>170.5</text:p>
          </table:table-cell>
          <table:table-cell office:value-type="float" office:value="172.5" calcext:value-type="float">
            <text:p>172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0.5" calcext:value-type="float">
            <text:p>170.5</text:p>
          </table:table-cell>
          <table:table-cell office:value-type="float" office:value="172.5" calcext:value-type="float">
            <text:p>172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1.5" calcext:value-type="float">
            <text:p>171.5</text:p>
          </table:table-cell>
          <table:table-cell office:value-type="float" office:value="173.5" calcext:value-type="float">
            <text:p>173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1.5" calcext:value-type="float">
            <text:p>171.5</text:p>
          </table:table-cell>
          <table:table-cell office:value-type="float" office:value="173.5" calcext:value-type="float">
            <text:p>173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2.5" calcext:value-type="float">
            <text:p>172.5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2.5" calcext:value-type="float">
            <text:p>172.5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3.5" calcext:value-type="float">
            <text:p>173.5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3.5" calcext:value-type="float">
            <text:p>173.5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4.5" calcext:value-type="float">
            <text:p>174.5</text:p>
          </table:table-cell>
          <table:table-cell office:value-type="float" office:value="176.5" calcext:value-type="float">
            <text:p>176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4.5" calcext:value-type="float">
            <text:p>174.5</text:p>
          </table:table-cell>
          <table:table-cell office:value-type="float" office:value="176.5" calcext:value-type="float">
            <text:p>176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5.5" calcext:value-type="float">
            <text:p>175.5</text:p>
          </table:table-cell>
          <table:table-cell office:value-type="float" office:value="177.5" calcext:value-type="float">
            <text:p>177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5.5" calcext:value-type="float">
            <text:p>175.5</text:p>
          </table:table-cell>
          <table:table-cell office:value-type="float" office:value="177.5" calcext:value-type="float">
            <text:p>177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6.5" calcext:value-type="float">
            <text:p>176.5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76.5" calcext:value-type="float">
            <text:p>176.5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7.5" calcext:value-type="float">
            <text:p>177.5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7.5" calcext:value-type="float">
            <text:p>177.5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8.5" calcext:value-type="float">
            <text:p>178.5</text:p>
          </table:table-cell>
          <table:table-cell office:value-type="float" office:value="180.5" calcext:value-type="float">
            <text:p>180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8.5" calcext:value-type="float">
            <text:p>178.5</text:p>
          </table:table-cell>
          <table:table-cell office:value-type="float" office:value="180.5" calcext:value-type="float">
            <text:p>180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79.5" calcext:value-type="float">
            <text:p>179.5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9.5" calcext:value-type="float">
            <text:p>179.5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80.5" calcext:value-type="float">
            <text:p>180.5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80.5" calcext:value-type="float">
            <text:p>180.5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81.5" calcext:value-type="float">
            <text:p>181.5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81.5" calcext:value-type="float">
            <text:p>181.5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Neutral</text:p>
          </table:table-cell>
          <table:table-cell table:number-columns-repeated="54"/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2.5" calcext:value-type="float">
            <text:p>182.5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3.5" calcext:value-type="float">
            <text:p>183.5</text:p>
          </table:table-cell>
          <table:table-cell office:value-type="float" office:value="185.5" calcext:value-type="float">
            <text:p>185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4.5" calcext:value-type="float">
            <text:p>184.5</text:p>
          </table:table-cell>
          <table:table-cell office:value-type="float" office:value="186.5" calcext:value-type="float">
            <text:p>186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5.5" calcext:value-type="float">
            <text:p>185.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6.5" calcext:value-type="float">
            <text:p>186.5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7.5" calcext:value-type="float">
            <text:p>187.5</text:p>
          </table:table-cell>
          <table:table-cell office:value-type="float" office:value="189.5" calcext:value-type="float">
            <text:p>189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8.5" calcext:value-type="float">
            <text:p>188.5</text:p>
          </table:table-cell>
          <table:table-cell office:value-type="float" office:value="190.5" calcext:value-type="float">
            <text:p>190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89.5" calcext:value-type="float">
            <text:p>189.5</text:p>
          </table:table-cell>
          <table:table-cell office:value-type="float" office:value="191.5" calcext:value-type="float">
            <text:p>191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0.5" calcext:value-type="float">
            <text:p>190.5</text:p>
          </table:table-cell>
          <table:table-cell office:value-type="float" office:value="192.5" calcext:value-type="float">
            <text:p>192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1.5" calcext:value-type="float">
            <text:p>191.5</text:p>
          </table:table-cell>
          <table:table-cell office:value-type="float" office:value="193.5" calcext:value-type="float">
            <text:p>193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2.5" calcext:value-type="float">
            <text:p>192.5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3.5" calcext:value-type="float">
            <text:p>193.5</text:p>
          </table:table-cell>
          <table:table-cell office:value-type="float" office:value="195.5" calcext:value-type="float">
            <text:p>195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4.5" calcext:value-type="float">
            <text:p>194.5</text:p>
          </table:table-cell>
          <table:table-cell office:value-type="float" office:value="196.5" calcext:value-type="float">
            <text:p>196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5.5" calcext:value-type="float">
            <text:p>195.5</text:p>
          </table:table-cell>
          <table:table-cell office:value-type="float" office:value="197.5" calcext:value-type="float">
            <text:p>197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6.5" calcext:value-type="float">
            <text:p>196.5</text:p>
          </table:table-cell>
          <table:table-cell office:value-type="float" office:value="198.5" calcext:value-type="float">
            <text:p>198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7.5" calcext:value-type="float">
            <text:p>197.5</text:p>
          </table:table-cell>
          <table:table-cell office:value-type="float" office:value="199.5" calcext:value-type="float">
            <text:p>199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8.5" calcext:value-type="float">
            <text:p>198.5</text:p>
          </table:table-cell>
          <table:table-cell office:value-type="float" office:value="200.5" calcext:value-type="float">
            <text:p>200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199.5" calcext:value-type="float">
            <text:p>199.5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0.5" calcext:value-type="float">
            <text:p>200.5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1.5" calcext:value-type="float">
            <text:p>201.5</text:p>
          </table:table-cell>
          <table:table-cell office:value-type="float" office:value="203.5" calcext:value-type="float">
            <text:p>203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2.5" calcext:value-type="float">
            <text:p>202.5</text:p>
          </table:table-cell>
          <table:table-cell office:value-type="float" office:value="204.5" calcext:value-type="float">
            <text:p>204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3.5" calcext:value-type="float">
            <text:p>203.5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4.5" calcext:value-type="float">
            <text:p>204.5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5.5" calcext:value-type="float">
            <text:p>205.5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6.5" calcext:value-type="float">
            <text:p>206.5</text:p>
          </table:table-cell>
          <table:table-cell office:value-type="float" office:value="208.5" calcext:value-type="float">
            <text:p>208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7.5" calcext:value-type="float">
            <text:p>207.5</text:p>
          </table:table-cell>
          <table:table-cell office:value-type="float" office:value="209.5" calcext:value-type="float">
            <text:p>209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8.5" calcext:value-type="float">
            <text:p>208.5</text:p>
          </table:table-cell>
          <table:table-cell office:value-type="float" office:value="210.5" calcext:value-type="float">
            <text:p>210.5</text:p>
          </table:table-cell>
          <table:table-cell office:value-type="string" calcext:value-type="string">
            <text:p>Silence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ilence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09.5" calcext:value-type="float">
            <text:p>209.5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Silence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ilence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0.5" calcext:value-type="float">
            <text:p>210.5</text:p>
          </table:table-cell>
          <table:table-cell office:value-type="float" office:value="212.5" calcext:value-type="float">
            <text:p>212.5</text:p>
          </table:table-cell>
          <table:table-cell office:value-type="string" calcext:value-type="string">
            <text:p>Silence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ilence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1.5" calcext:value-type="float">
            <text:p>211.5</text:p>
          </table:table-cell>
          <table:table-cell office:value-type="float" office:value="213.5" calcext:value-type="float">
            <text:p>213.5</text:p>
          </table:table-cell>
          <table:table-cell office:value-type="string" calcext:value-type="string">
            <text:p>Silence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ilence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2.5" calcext:value-type="float">
            <text:p>212.5</text:p>
          </table:table-cell>
          <table:table-cell office:value-type="float" office:value="214.5" calcext:value-type="float">
            <text:p>214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3.5" calcext:value-type="float">
            <text:p>213.5</text:p>
          </table:table-cell>
          <table:table-cell office:value-type="float" office:value="215.5" calcext:value-type="float">
            <text:p>215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4.5" calcext:value-type="float">
            <text:p>214.5</text:p>
          </table:table-cell>
          <table:table-cell office:value-type="float" office:value="216.5" calcext:value-type="float">
            <text:p>216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5.5" calcext:value-type="float">
            <text:p>215.5</text:p>
          </table:table-cell>
          <table:table-cell office:value-type="float" office:value="217.5" calcext:value-type="float">
            <text:p>217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6.5" calcext:value-type="float">
            <text:p>216.5</text:p>
          </table:table-cell>
          <table:table-cell office:value-type="float" office:value="218.5" calcext:value-type="float">
            <text:p>218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7.5" calcext:value-type="float">
            <text:p>217.5</text:p>
          </table:table-cell>
          <table:table-cell office:value-type="float" office:value="219.5" calcext:value-type="float">
            <text:p>219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8.5" calcext:value-type="float">
            <text:p>218.5</text:p>
          </table:table-cell>
          <table:table-cell office:value-type="float" office:value="220.5" calcext:value-type="float">
            <text:p>220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19.5" calcext:value-type="float">
            <text:p>219.5</text:p>
          </table:table-cell>
          <table:table-cell office:value-type="float" office:value="221.5" calcext:value-type="float">
            <text:p>221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0.5" calcext:value-type="float">
            <text:p>220.5</text:p>
          </table:table-cell>
          <table:table-cell office:value-type="float" office:value="222.5" calcext:value-type="float">
            <text:p>222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1.5" calcext:value-type="float">
            <text:p>221.5</text:p>
          </table:table-cell>
          <table:table-cell office:value-type="float" office:value="223.5" calcext:value-type="float">
            <text:p>223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2.5" calcext:value-type="float">
            <text:p>222.5</text:p>
          </table:table-cell>
          <table:table-cell office:value-type="float" office:value="224.5" calcext:value-type="float">
            <text:p>224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3.5" calcext:value-type="float">
            <text:p>223.5</text:p>
          </table:table-cell>
          <table:table-cell office:value-type="float" office:value="225.5" calcext:value-type="float">
            <text:p>225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4.5" calcext:value-type="float">
            <text:p>224.5</text:p>
          </table:table-cell>
          <table:table-cell office:value-type="float" office:value="226.5" calcext:value-type="float">
            <text:p>226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5.5" calcext:value-type="float">
            <text:p>225.5</text:p>
          </table:table-cell>
          <table:table-cell office:value-type="float" office:value="227.5" calcext:value-type="float">
            <text:p>227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6.5" calcext:value-type="float">
            <text:p>226.5</text:p>
          </table:table-cell>
          <table:table-cell office:value-type="float" office:value="228.5" calcext:value-type="float">
            <text:p>228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7.5" calcext:value-type="float">
            <text:p>227.5</text:p>
          </table:table-cell>
          <table:table-cell office:value-type="float" office:value="229.5" calcext:value-type="float">
            <text:p>229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8.5" calcext:value-type="float">
            <text:p>228.5</text:p>
          </table:table-cell>
          <table:table-cell office:value-type="float" office:value="230.5" calcext:value-type="float">
            <text:p>230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29.5" calcext:value-type="float">
            <text:p>229.5</text:p>
          </table:table-cell>
          <table:table-cell office:value-type="float" office:value="231.5" calcext:value-type="float">
            <text:p>231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0.5" calcext:value-type="float">
            <text:p>230.5</text:p>
          </table:table-cell>
          <table:table-cell office:value-type="float" office:value="232.5" calcext:value-type="float">
            <text:p>232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1.5" calcext:value-type="float">
            <text:p>231.5</text:p>
          </table:table-cell>
          <table:table-cell office:value-type="float" office:value="233.5" calcext:value-type="float">
            <text:p>233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2.5" calcext:value-type="float">
            <text:p>232.5</text:p>
          </table:table-cell>
          <table:table-cell office:value-type="float" office:value="234.5" calcext:value-type="float">
            <text:p>234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3.5" calcext:value-type="float">
            <text:p>233.5</text:p>
          </table:table-cell>
          <table:table-cell office:value-type="float" office:value="235.5" calcext:value-type="float">
            <text:p>235.5</text:p>
          </table:table-cell>
          <table:table-cell office:value-type="string" calcext:value-type="string">
            <text:p>Hybrid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ybrid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4.5" calcext:value-type="float">
            <text:p>234.5</text:p>
          </table:table-cell>
          <table:table-cell office:value-type="float" office:value="236.5" calcext:value-type="float">
            <text:p>236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5.5" calcext:value-type="float">
            <text:p>235.5</text:p>
          </table:table-cell>
          <table:table-cell office:value-type="float" office:value="237.5" calcext:value-type="float">
            <text:p>237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6.5" calcext:value-type="float">
            <text:p>236.5</text:p>
          </table:table-cell>
          <table:table-cell office:value-type="float" office:value="238.5" calcext:value-type="float">
            <text:p>238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7.5" calcext:value-type="float">
            <text:p>237.5</text:p>
          </table:table-cell>
          <table:table-cell office:value-type="float" office:value="239.5" calcext:value-type="float">
            <text:p>239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8.5" calcext:value-type="float">
            <text:p>238.5</text:p>
          </table:table-cell>
          <table:table-cell office:value-type="float" office:value="240.5" calcext:value-type="float">
            <text:p>240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39.5" calcext:value-type="float">
            <text:p>239.5</text:p>
          </table:table-cell>
          <table:table-cell office:value-type="float" office:value="241.5" calcext:value-type="float">
            <text:p>241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0.5" calcext:value-type="float">
            <text:p>240.5</text:p>
          </table:table-cell>
          <table:table-cell office:value-type="float" office:value="242.5" calcext:value-type="float">
            <text:p>242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1.5" calcext:value-type="float">
            <text:p>241.5</text:p>
          </table:table-cell>
          <table:table-cell office:value-type="float" office:value="243.5" calcext:value-type="float">
            <text:p>243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2.5" calcext:value-type="float">
            <text:p>242.5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3.5" calcext:value-type="float">
            <text:p>243.5</text:p>
          </table:table-cell>
          <table:table-cell office:value-type="float" office:value="245.5" calcext:value-type="float">
            <text:p>245.5</text:p>
          </table:table-cell>
          <table:table-cell office:value-type="string" calcext:value-type="string">
            <text:p>Hybrid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ybrid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4.5" calcext:value-type="float">
            <text:p>244.5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5.5" calcext:value-type="float">
            <text:p>245.5</text:p>
          </table:table-cell>
          <table:table-cell office:value-type="float" office:value="247.5" calcext:value-type="float">
            <text:p>247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6.5" calcext:value-type="float">
            <text:p>246.5</text:p>
          </table:table-cell>
          <table:table-cell office:value-type="float" office:value="248.5" calcext:value-type="float">
            <text:p>248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7.5" calcext:value-type="float">
            <text:p>247.5</text:p>
          </table:table-cell>
          <table:table-cell office:value-type="float" office:value="249.5" calcext:value-type="float">
            <text:p>249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8.5" calcext:value-type="float">
            <text:p>248.5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49.5" calcext:value-type="float">
            <text:p>249.5</text:p>
          </table:table-cell>
          <table:table-cell office:value-type="float" office:value="251.5" calcext:value-type="float">
            <text:p>251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ybrid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0.5" calcext:value-type="float">
            <text:p>250.5</text:p>
          </table:table-cell>
          <table:table-cell office:value-type="float" office:value="252.5" calcext:value-type="float">
            <text:p>252.5</text:p>
          </table:table-cell>
          <table:table-cell office:value-type="string" calcext:value-type="string">
            <text:p>Hybrid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1.5" calcext:value-type="float">
            <text:p>251.5</text:p>
          </table:table-cell>
          <table:table-cell office:value-type="float" office:value="253.5" calcext:value-type="float">
            <text:p>253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2.5" calcext:value-type="float">
            <text:p>252.5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3.5" calcext:value-type="float">
            <text:p>253.5</text:p>
          </table:table-cell>
          <table:table-cell office:value-type="float" office:value="255.5" calcext:value-type="float">
            <text:p>255.5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eutral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4.5" calcext:value-type="float">
            <text:p>254.5</text:p>
          </table:table-cell>
          <table:table-cell office:value-type="float" office:value="256.5" calcext:value-type="float">
            <text:p>256.5</text:p>
          </table:table-cell>
          <table:table-cell office:value-type="string" calcext:value-type="string">
            <text:p>Hybrid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ybrid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5.5" calcext:value-type="float">
            <text:p>255.5</text:p>
          </table:table-cell>
          <table:table-cell office:value-type="float" office:value="257.5" calcext:value-type="float">
            <text:p>257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6.5" calcext:value-type="float">
            <text:p>256.5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7.5" calcext:value-type="float">
            <text:p>257.5</text:p>
          </table:table-cell>
          <table:table-cell office:value-type="float" office:value="259.5" calcext:value-type="float">
            <text:p>259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8.5" calcext:value-type="float">
            <text:p>258.5</text:p>
          </table:table-cell>
          <table:table-cell office:value-type="float" office:value="260.5" calcext:value-type="float">
            <text:p>260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>
          <table:table-cell table:number-columns-repeated="18"/>
          <table:table-cell office:value-type="float" office:value="259.5" calcext:value-type="float">
            <text:p>259.5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Angry</text:p>
          </table:table-cell>
          <table:table-cell table:number-columns-repeated="133"/>
        </table:table-row>
        <table:table-row table:style-name="ro1" table:number-rows-repeated="1048054">
          <table:table-cell table:number-columns-repeated="154"/>
        </table:table-row>
        <table:table-row table:style-name="ro1">
          <table:table-cell table:number-columns-repeated="1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1:58:18.680171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5-12-21T13:07:21.608155574</dc:date>
    <meta:editing-duration>PT7H22M42S</meta:editing-duration>
    <meta:editing-cycles>563</meta:editing-cycles>
    <meta:generator>LibreOffice/4.4.6.3$Linux_X86_64 LibreOffice_project/40m0$Build-3</meta:generator>
    <meta:document-statistic meta:table-count="1" meta:cell-count="22686" meta:object-count="0"/>
  </office:meta>
</office:document-meta>
</file>